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fr" fo:country="FR"/>
    </style:style>
    <style:style style:name="P2" style:family="paragraph" style:parent-style-name="Heading_20_1">
      <style:text-properties fo:language="fr" fo:country="FR" officeooo:paragraph-rsid="0009c28e"/>
    </style:style>
    <style:style style:name="P3" style:family="paragraph" style:parent-style-name="Heading_20_2">
      <style:text-properties fo:language="fr" fo:country="FR" officeooo:paragraph-rsid="00088ddb"/>
    </style:style>
    <style:style style:name="P4" style:family="paragraph" style:parent-style-name="Heading_20_2">
      <style:text-properties fo:language="fr" fo:country="FR"/>
    </style:style>
    <style:style style:name="P5" style:family="paragraph" style:parent-style-name="Standard">
      <style:text-properties fo:language="fr" fo:country="FR"/>
    </style:style>
    <style:style style:name="P6" style:family="paragraph" style:parent-style-name="Standard">
      <style:text-properties fo:language="fr" fo:country="FR" officeooo:rsid="00088ddb" officeooo:paragraph-rsid="00088ddb"/>
    </style:style>
    <style:style style:name="P7" style:family="paragraph" style:parent-style-name="Standard" style:list-style-name="L10">
      <style:text-properties fo:language="fr" fo:country="FR" officeooo:rsid="00088ddb" officeooo:paragraph-rsid="00088ddb"/>
    </style:style>
    <style:style style:name="P8" style:family="paragraph" style:parent-style-name="Standard" style:list-style-name="L9">
      <style:text-properties fo:language="fr" fo:country="FR"/>
    </style:style>
    <style:style style:name="P9" style:family="paragraph" style:parent-style-name="Standard" style:list-style-name="L9">
      <style:text-properties fo:language="fr" fo:country="FR" officeooo:paragraph-rsid="00088ddb"/>
    </style:style>
    <style:style style:name="P10" style:family="paragraph" style:parent-style-name="Standard" style:list-style-name="L11">
      <style:text-properties fo:language="fr" fo:country="FR"/>
    </style:style>
    <style:style style:name="P11" style:family="paragraph" style:parent-style-name="Standard" style:list-style-name="L12">
      <style:text-properties fo:language="fr" fo:country="FR"/>
    </style:style>
    <style:style style:name="P12" style:family="paragraph" style:parent-style-name="Standard" style:list-style-name="L13">
      <style:text-properties fo:language="fr" fo:country="FR"/>
    </style:style>
    <style:style style:name="P13" style:family="paragraph" style:parent-style-name="Standard" style:list-style-name="L14">
      <style:text-properties fo:language="fr" fo:country="FR" officeooo:paragraph-rsid="00088ddb"/>
    </style:style>
    <style:style style:name="P14" style:family="paragraph" style:parent-style-name="Standard" style:list-style-name="L15">
      <style:text-properties fo:language="fr" fo:country="FR"/>
    </style:style>
    <style:style style:name="P15" style:family="paragraph" style:parent-style-name="Standard" style:list-style-name="L16">
      <style:paragraph-properties fo:text-align="start" style:justify-single-word="false"/>
      <style:text-properties fo:language="fr" fo:country="FR"/>
    </style:style>
    <style:style style:name="P16" style:family="paragraph" style:parent-style-name="Standard" style:list-style-name="L17">
      <style:text-properties fo:language="fr" fo:country="FR"/>
    </style:style>
    <style:style style:name="P17" style:family="paragraph" style:parent-style-name="Standard" style:list-style-name="L18">
      <style:text-properties fo:language="fr" fo:country="FR"/>
    </style:style>
    <style:style style:name="P18" style:family="paragraph" style:parent-style-name="Standard" style:list-style-name="L19">
      <style:text-properties fo:language="fr" fo:country="FR" officeooo:paragraph-rsid="00088ddb"/>
    </style:style>
    <style:style style:name="P19" style:family="paragraph" style:parent-style-name="Standard" style:list-style-name="L6">
      <style:text-properties fo:language="fr" fo:country="FR" officeooo:paragraph-rsid="00088ddb"/>
    </style:style>
    <style:style style:name="P20" style:family="paragraph" style:parent-style-name="Standard" style:list-style-name="L7">
      <style:text-properties fo:language="fr" fo:country="FR" officeooo:paragraph-rsid="00088ddb"/>
    </style:style>
    <style:style style:name="P21" style:family="paragraph" style:parent-style-name="Standard" style:list-style-name="L8">
      <style:text-properties fo:language="fr" fo:country="FR" officeooo:paragraph-rsid="00088ddb"/>
    </style:style>
    <style:style style:name="P22" style:family="paragraph" style:parent-style-name="Standard" style:list-style-name="L20">
      <style:text-properties fo:language="fr" fo:country="FR" officeooo:paragraph-rsid="00088ddb"/>
    </style:style>
    <style:style style:name="P23" style:family="paragraph" style:parent-style-name="Title">
      <style:text-properties fo:language="fr" fo:country="FR" officeooo:paragraph-rsid="0009c28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8ddb"/>
    </style:style>
    <style:style style:name="T3" style:family="text">
      <style:text-properties fo:language="fr" fo:country="FR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653cm" fo:text-indent="-0.635cm" fo:margin-left="1.65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88cm" fo:text-indent="-0.635cm" fo:margin-left="2.288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923cm" fo:text-indent="-0.635cm" fo:margin-left="2.923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558cm" fo:text-indent="-0.635cm" fo:margin-left="3.558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93cm" fo:text-indent="-0.635cm" fo:margin-left="4.193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828cm" fo:text-indent="-0.635cm" fo:margin-left="4.82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463cm" fo:text-indent="-0.635cm" fo:margin-left="5.463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98cm" fo:text-indent="-0.635cm" fo:margin-left="6.09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733cm" fo:text-indent="-0.635cm" fo:margin-left="6.7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68cm" fo:text-indent="-0.635cm" fo:margin-left="7.36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ahier des charges pour l'application "InstaLaid"</text:p>
      <text:h text:style-name="P2" text:outline-level="1" text:is-list-header="true">Objectif du projet :</text:h>
      <text:p text:style-name="P5">Développer une application web de type Instagram, dédiée à la publication d'images humoristiques ou esthétiquement "moches". L'objectif est de proposer une plateforme ludique avec un design volontairement incohérent et excentrique, tout en offrant des fonctionnalités similaires à celles des réseaux sociaux classiques.</text:p>
      <text:p text:style-name="P5"/>
      <text:h text:style-name="P1" text:outline-level="1"><text:span text:style-name="T2">1. </text:span>Fonctionnalités principales :</text:h>
      <text:h text:style-name="P3" text:outline-level="2"><text:span text:style-name="T2">1.1. </text:span>Publication d'images :</text:h>
      <text:list text:style-name="L6">
        <text:list-item>
          <text:p text:style-name="P19">Permettre aux utilisateurs de publier des images humoristiques ou décalées sur leur profil.</text:p>
        </text:list-item>
        <text:list-item>
          <text:p text:style-name="P19">Les images doivent pouvoir être likées, dislikées, et recevoir une réaction spéciale "VTFF" (Va Te Faire Foutre - 🖕).</text:p>
        </text:list-item>
      </text:list>
      <text:p text:style-name="P5"/>
      <text:h text:style-name="P3" text:outline-level="2"><text:span text:style-name="T2">1.</text:span>2. Interactions sur les publications :</text:h>
      <text:list text:style-name="L7">
        <text:list-item>
          <text:p text:style-name="P20">Intégrer des boutons de like (👍), dislike (👎) et VTFF (🖕) sur chaque publication.</text:p>
        </text:list-item>
        <text:list-item>
          <text:p text:style-name="P20">Permettre aux utilisateurs de commenter les publications. Les commentaires seront non modérés mais filtrés automatiquement pour les insultes, grâce à une base de données des insultes de la langue française.</text:p>
        </text:list-item>
      </text:list>
      <text:p text:style-name="P5"/>
      <text:h text:style-name="P3" text:outline-level="2"><text:span text:style-name="T2">1.</text:span>3. Modération :</text:h>
      <text:list text:style-name="L8">
        <text:list-item>
          <text:p text:style-name="P21">Les modérateurs doivent valider ou rejeter les publications, assignées de manière aléatoire.</text:p>
        </text:list-item>
        <text:list-item>
          <text:p text:style-name="P21">Intégrer un système simple de validation initiale avec des boutons "go" ou "nogo", à remplacer par une validation par "swipe" lors de la version finale.</text:p>
        </text:list-item>
      </text:list>
      <text:p text:style-name="P5"/>
      <text:h text:style-name="P3" text:outline-level="2"><text:span text:style-name="T2">1.</text:span>4. Rôles utilisateurs :</text:h>
      <text:list text:style-name="L9">
        <text:list-item>
          <text:p text:style-name="P9"><text:span text:style-name="T1">Utilisateur :</text:span> Publier des images, commenter et interagir avec les publications.</text:p>
        </text:list-item>
        <text:list-item>
          <text:p text:style-name="P9"><text:span text:style-name="T1">Modérateur :</text:span> Valider ou rejeter les publications assignées de façon aléatoire.</text:p>
        </text:list-item>
        <text:list-item>
          <text:p text:style-name="P8"><text:span text:style-name="T1">Administrateur :</text:span> Gérer les comptes utilisateurs, modifier les rôles et supprimer des comptes <text:span text:style-name="T2">ainsi que assigner les rôles</text:span>. Aucune modération directe des publications.</text:p>
        </text:list-item>
      </text:list>
      <text:p text:style-name="P5"/>
      <text:h text:style-name="P3" text:outline-level="2"><text:span text:style-name="T2">1.</text:span>5. <text:s/>Authentification :</text:h>
      <text:list text:style-name="L10">
        <text:list-item>
          <text:p text:style-name="P7">Implémenter un système d’inscription/connexion via Supabase pour gérer les utilisateurs.</text:p>
        </text:list-item>
      </text:list>
      <text:p text:style-name="P6"/>
      <text:h text:style-name="P3" text:outline-level="2"><text:soft-page-break/><text:span text:style-name="T2">1.</text:span>6. Mode hors-ligne :</text:h>
      <text:list text:style-name="L11">
        <text:list-item>
          <text:p text:style-name="P10">Permettre la consultation hors-ligne des 20 dernières publications visualisées par l'utilisateur, ou des 20 dernières publications postées par celui-ci.</text:p>
        </text:list-item>
      </text:list>
      <text:p text:style-name="P5"/>
      <text:h text:style-name="P1" text:outline-level="1"><text:span text:style-name="T2">2. </text:span>Spécifications techniques :</text:h>
      <text:h text:style-name="P3" text:outline-level="2"><text:span text:style-name="T2">2.1. </text:span>Technologies utilisées :</text:h>
      <text:list text:style-name="L20">
        <text:list-item>
          <text:p text:style-name="P22"><text:span text:style-name="T1">Framework :</text:span> Utilisation de Next.js avec des templates prédéfinis pour accélérer le développement, si existants.</text:p>
        </text:list-item>
        <text:list-item>
          <text:p text:style-name="P22"><text:span text:style-name="T1">Base de données :</text:span> Supabase pour stocker les utilisateurs, les rôles, les publications et les commentaires.</text:p>
        </text:list-item>
        <text:list-item>
          <text:p text:style-name="P22"><text:span text:style-name="T1">Graphismes :</text:span> Utilisation de shadcn/ui pour les composants graphiques.</text:p>
        </text:list-item>
        <text:list-item>
          <text:p text:style-name="P22"><text:span text:style-name="T1">Progressive Web App (PWA) :</text:span> L’application doit être installable sur mobile et fonctionner en mode hors-ligne (20 dernières publications).</text:p>
        </text:list-item>
        <text:list-item>
          <text:p text:style-name="P22"><text:span text:style-name="T1">Hosting :</text:span> L'application sera hébergée via GitHub Pages.</text:p>
        </text:list-item>
      </text:list>
      <text:p text:style-name="P5"/>
      <text:h text:style-name="P3" text:outline-level="2"><text:span text:style-name="T2">2.2. </text:span>Base de données :</text:h>
      <text:list text:style-name="L13">
        <text:list-item>
          <text:p text:style-name="P12">Supabase sera utilisé pour gérer les utilisateurs, les rôles, les publications et les interactions.</text:p>
        </text:list-item>
        <text:list-item>
          <text:p text:style-name="P12">Prisma ORM sera utilisé pour une meilleure gestion des données dans la base de données.</text:p>
        </text:list-item>
      </text:list>
      <text:p text:style-name="P5"/>
      <text:h text:style-name="P3" text:outline-level="2"><text:span text:style-name="T2">2.3. </text:span>Sécurité :</text:h>
      <text:list text:style-name="L14">
        <text:list-item>
          <text:p text:style-name="P13">La sécurisation de la base de données n'est pas requise. La gestion des droits d'accès et de propriété des données sera assurée côté application.</text:p>
        </text:list-item>
        <text:list-item>
          <text:p text:style-name="P13">Toutes les données seront accessibles par l'ensemble des utilisateurs, mais seulement les administrateurs y auront réelement accès.</text:p>
        </text:list-item>
      </text:list>
      <text:p text:style-name="P5"/>
      <text:h text:style-name="P1" text:outline-level="1"><text:span text:style-name="T2">3. </text:span>Design et UX :</text:h>
      <text:h text:style-name="P4" text:outline-level="2"><text:span text:style-name="T2">3.1. </text:span>Design global :</text:h>
      <text:list text:style-name="L15">
        <text:list-item>
          <text:p text:style-name="P14">Adopter une esthétique volontairement décalée. L’esthétique doit inclure des couleurs et des styles délibérément mal assortis (ex. vomi, orange sanguine).</text:p>
        </text:list-item>
        <text:list-item>
          <text:p text:style-name="P14">Chaque élément de design doit être beau en soi, mais l’ensemble doit être volontairement incohérent.</text:p>
        </text:list-item>
      </text:list>
      <text:p text:style-name="P5"/>
      <text:h text:style-name="P4" text:outline-level="2"><text:span text:style-name="T2">3.2. </text:span>Mobile-first :</text:h>
      <text:list text:style-name="L16">
        <text:list-item>
          <text:p text:style-name="P15">Optimiser l'interface pour les appareils mobiles, avec une expérience desktop secondaire.</text:p>
        </text:list-item>
      </text:list>
      <text:p text:style-name="P5"/>
      <text:h text:style-name="P4" text:outline-level="2"><text:soft-page-break/><text:span text:style-name="T2">3.3. </text:span>Expérience utilisateur (UX) :</text:h>
      <text:list text:style-name="L17">
        <text:list-item>
          <text:p text:style-name="P16">Malgré l'aspect décalé, l'application doit rester intuitive et simple à utiliser.</text:p>
        </text:list-item>
      </text:list>
      <text:p text:style-name="P5"/>
      <text:p text:style-name="P5"/>
      <text:h text:style-name="P1" text:outline-level="1"><text:span text:style-name="T2">4. </text:span>Livrables attendus :</text:h>
      <text:h text:style-name="P4" text:outline-level="2"><text:span text:style-name="T2">4.1. </text:span>Code source et déploiement :</text:h>
      <text:list text:style-name="L19">
        <text:list-item>
          <text:p text:style-name="P18">Repository GitHub contenant tout le code source du projet, avec une gestion versionnée.</text:p>
        </text:list-item>
        <text:list-item>
          <text:p text:style-name="P18">GitHub Pages pour le déploiement de l’application.</text:p>
        </text:list-item>
        <text:list-item>
          <text:p text:style-name="P18">Documentation du projet (ReadMe, guide d’installation et d’utilisation).</text:p>
        </text:list-item>
      </text:list>
      <text:p text:style-name="P5"/>
      <text:h text:style-name="P4" text:outline-level="2"><text:span text:style-name="T2">4.2. </text:span>Présentation finale :</text:h>
      <text:list text:style-name="L18">
        <text:list-item>
          <text:p text:style-name="P17">Réaliser une présentation de 10 minutes incluant une démonstration des fonctionnalités principales.</text:p>
        </text:list-item>
        <text:list-item>
          <text:p text:style-name="P17">Inclure une matrice RACI pour détailler les responsabilités de l’équipe.</text:p>
        </text:list-item>
        <text:list-item>
          <text:p text:style-name="P17">Fournir un PowerPoint expliquant les choix techniques et fonctionnels.</text:p>
        </text:list-item>
      </text:list>
      <text:p text:style-name="P5"/>
      <text:h text:style-name="P1" text:outline-level="1"><text:span text:style-name="T2">5. </text:span>Équipe de développement :</text:h>
      <text:p text:style-name="P6">DENANS <text:span text:style-name="T1">Dimitri</text:span>, ILIOT <text:span text:style-name="T1">Thomas</text:span>, LAURENT <text:span text:style-name="T1">Louis</text:span> et SILVA SÁ <text:span text:style-name="T1">Bruno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" fo:font-family="Calibri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19:03:31.373000000</meta:creation-date>
    <dc:date>2024-10-23T19:39:19.426000000</dc:date>
    <meta:editing-duration>PT35M48S</meta:editing-duration>
    <meta:editing-cycles>2</meta:editing-cycles>
    <meta:generator>LibreOffice/7.6.0.3$Windows_X86_64 LibreOffice_project/69edd8b8ebc41d00b4de3915dc82f8f0fc3b6265</meta:generator>
    <meta:print-date>2024-10-23T19:38:01.915000000</meta:print-date>
    <meta:printed-by>Ficheiros PDF</meta:printed-by>
    <meta:document-statistic meta:table-count="0" meta:image-count="0" meta:object-count="0" meta:page-count="3" meta:paragraph-count="53" meta:word-count="612" meta:character-count="4079" meta:non-whitespace-character-count="3549"/>
  </office:meta>
</office:document-meta>
</file>